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xRpcMarshaler.getCallParams( NormalizedMessage normalized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RpcMarshaler.createCall( NormalizedMessage normalized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